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rategies to stop repeating ideas:</text:p>
      <text:p text:style-name="Standard"/>
      <text:p text:style-name="Standard">5 sentence essay.</text:p>
      <text:p text:style-name="Standard"/>
      <text:p text:style-name="Standard">make index cards, each with one idea, and number them. Label in your essay each idea. Then look to see what ideas get brought up a lot, and where you are repeating your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26:06.293796449</meta:creation-date>
    <dc:date>2023-03-09T18:26:15.049798506</dc:date>
    <meta:editing-duration>PT9S</meta:editing-duration>
    <meta:editing-cycles>1</meta:editing-cycles>
    <meta:document-statistic meta:table-count="0" meta:image-count="0" meta:object-count="0" meta:page-count="1" meta:paragraph-count="3" meta:word-count="41" meta:character-count="222" meta:non-whitespace-character-count="183"/>
    <meta:generator>LibreOffice/7.4.5.1$Linux_X86_64 LibreOffice_project/40$Build-1</meta:generator>
  </office:meta>
</office:document-meta>
</file>